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orphans="2" fo:widows="2" fo:text-indent="0in" style:auto-text-indent="false"/>
    </style:style>
    <style:style style:name="P3" style:family="paragraph" style:parent-style-name="Standard">
      <style:paragraph-properties fo:margin-left="0in" fo:margin-right="0in" fo:text-indent="0in" style:auto-text-indent="false"/>
      <style:text-properties officeooo:rsid="00216068" officeooo:paragraph-rsid="00216068"/>
    </style:style>
    <style:style style:name="P4" style:family="paragraph" style:parent-style-name="Standard">
      <style:paragraph-properties fo:margin-left="0in" fo:margin-right="0in" fo:text-indent="0in" style:auto-text-indent="false"/>
      <style:text-properties officeooo:rsid="00216068" officeooo:paragraph-rsid="0023fb48"/>
    </style:style>
    <style:style style:name="P5" style:family="paragraph" style:parent-style-name="Standard">
      <style:paragraph-properties fo:margin-left="0in" fo:margin-right="0in" fo:text-indent="0in" style:auto-text-indent="false"/>
      <style:text-properties officeooo:rsid="0022e4b1" officeooo:paragraph-rsid="0022e4b1"/>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Arial" fo:font-size="12pt" fo:letter-spacing="normal" fo:font-style="normal" fo:font-weight="normal" officeooo:rsid="001ee50d"/>
    </style:style>
    <style:style style:name="T3" style:family="text">
      <style:text-properties fo:font-variant="normal" fo:text-transform="none" fo:color="#222222" style:font-name="Arial" fo:font-size="12pt" fo:letter-spacing="normal" fo:font-style="normal" fo:font-weight="normal" officeooo:rsid="00212688"/>
    </style:style>
    <style:style style:name="T4" style:family="text">
      <style:text-properties fo:font-variant="normal" fo:text-transform="none" fo:color="#222222" style:font-name="Arial" fo:font-size="12pt" fo:letter-spacing="normal" fo:font-style="normal" fo:font-weight="normal" officeooo:rsid="0021ba6c"/>
    </style:style>
    <style:style style:name="T5" style:family="text">
      <style:text-properties fo:font-variant="normal" fo:text-transform="none" fo:color="#222222" style:font-name="Arial" fo:font-size="12pt" fo:letter-spacing="normal" fo:font-style="normal" fo:font-weight="normal" officeooo:rsid="0023fb48"/>
    </style:style>
    <style:style style:name="T6" style:family="text">
      <style:text-properties fo:font-variant="normal" fo:text-transform="none" fo:color="#222222" style:font-name="Arial" fo:font-size="12pt" fo:letter-spacing="normal" fo:font-style="normal" fo:font-weight="normal" officeooo:rsid="002785cc"/>
    </style:style>
    <style:style style:name="T7" style:family="text">
      <style:text-properties fo:font-variant="normal" fo:text-transform="none" fo:color="#222222" style:font-name="Arial" fo:font-size="12pt" fo:letter-spacing="normal" fo:font-style="normal" fo:font-weight="normal" officeooo:rsid="00291947"/>
    </style:style>
    <style:style style:name="T8" style:family="text">
      <style:text-properties fo:font-variant="normal" fo:text-transform="none" fo:color="#1155cc" style:font-name="Arial" fo:font-size="12pt" fo:letter-spacing="normal" fo:font-style="normal" fo:font-weight="normal"/>
    </style:style>
    <style:style style:name="T9" style:family="text">
      <style:text-properties fo:font-variant="normal" fo:text-transform="none" fo:color="#1155cc" style:font-name="Arial" fo:font-size="12pt" fo:letter-spacing="normal" fo:font-style="normal" fo:font-weight="normal" officeooo:rsid="001ee5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Mission: </text:span><text:span text:style-name="T1">Become the forum for all organizations doing purposeful charity work or academic research to engage and inform the public </text:span><text:span text:style-name="T7">while adding a revenue stream</text:span><text:span text:style-name="T1">.</text:span></text:p>
      <text:p text:style-name="P2"><text:span text:style-name="T1">We are inventing Interactive TV for organizations who are working to change the world. </text:span></text:p>
      <text:p text:style-name="P2"><text:span text:style-name="T1"/></text:p>
      <text:p text:style-name="P2"><text:span text:style-name="T1">SUBJECT: CrowdPublish.TV live discussion on DATE, TIME</text:span><text:line-break/><text:line-break/><text:span text:style-name="T1">Dear ORGANIZATION,</text:span><text:line-break/><text:line-break/><text:span text:style-name="T1">We have posted your livestream discussion for DATE, TIME on the home page schedule </text:span><text:span text:style-name="T2">a</text:span><text:span text:style-name="T1">t </text:span><text:a xlink:type="simple" xlink:href="http://crowdpublish.tv/" office:target-frame-name="_blank" xlink:show="new" text:style-name="Internet_20_link" text:visited-style-name="Visited_20_Internet_20_Link"><text:span text:style-name="T8">http://CrowdPublish.TV</text:span></text:a><text:span text:style-name="T1">. Please review the topic description and let us know if you'd like us to modify it. You are encouraged to Join Discussions of other livestreams posted on the home page during their scheduled times to observe other livestreams.</text:span><text:line-break/><text:line-break/><text:span text:style-name="T1">Make sure to notify your colleagues, patrons, etc. about your upcoming livestream talk. Here's a sample to send to your mailing list &amp; post on your </text:span><text:span text:style-name="T3">social media</text:span><text:span text:style-name="T1">:</text:span><text:line-break/><text:line-break/><text:span text:style-name="T1">------</text:span><text:line-break/><text:span text:style-name="T1">Please join me live at TIME on DATE as I discuss TOPIC on CrowdPublish.TV's livestream.</text:span><text:line-break/><text:span text:style-name="T1">To join the discussion, go to</text:span><text:line-break/><text:a xlink:type="simple" xlink:href="http://www.crowdpublish.tv/YOURPERMALINK" office:target-frame-name="_blank" xlink:show="new" text:style-name="Internet_20_link" text:visited-style-name="Visited_20_Internet_20_Link"><text:span text:style-name="T8">http://www.crowdpublish.tv/YOU</text:span></text:a><text:span text:style-name="T9">RPERMALINK</text:span><text:line-break/><text:span text:style-name="T1">and click on the Join Livestream button. The page will ask for permission to access your camera. You may click 'Don't Allow' if you would prefer to listen only.</text:span><text:line-break/><text:span text:style-name="T1">------</text:span><text:line-break/><text:line-break/><text:span text:style-name="T1">You should go to</text:span><text:line-break/><text:a xlink:type="simple" xlink:href="http://www.crowdpublish.tv/YOURPERMALINK" office:target-frame-name="_blank" xlink:show="new" text:style-name="Internet_20_link" text:visited-style-name="Visited_20_Internet_20_Link"><text:span text:style-name="T8">http://www.crowdpublish.tv/YOU</text:span></text:a><text:span text:style-name="T9">RPERMLINK</text:span><text:line-break/><text:span text:style-name="T1">right now and click 'Allow' to make sure the browser accesses your mic &amp; webcam. If you'd like to drop online with us for a few minutes to try out the livestream beforehand, feel free to arrange a time with me.</text:span><text:line-break/><text:line-break/><text:span text:style-name="T1">Let us know if you have any questions.</text:span><text:line-break/><text:line-break/><text:span text:style-name="T1">Sincerely,</text:span><text:line-break/><text:span text:style-name="T1">YOUR NAME</text:span><text:line-break/><text:a xlink:type="simple" xlink:href="http://CrowdPublish.TV/" text:style-name="Internet_20_link" text:visited-style-name="Visited_20_Internet_20_Link"><text:span text:style-name="T8">http://CrowdPublish.TV</text:span></text:a></text:p>
      <text:p text:style-name="P2"><text:span text:style-name="T8"/></text:p>
      <text:p text:style-name="P2"><text:span text:style-name="T8"/></text:p>
      <text:p text:style-name="P2"><text:span text:style-name="T8"/></text:p>
      <text:p text:style-name="P2"><text:span text:style-name="T8"><text:line-break/></text:span><text:span text:style-name="T1">Dear DEPARTMENT,</text:span><text:span text:style-name="T8"><text:line-break/><text:line-break/></text:span><text:span text:style-name="T1">CrowdPublish.TV is developing a platform for organizations to host &amp;</text:span><text:span text:style-name="T8"><text:line-break/></text:span><text:span text:style-name="T1">be guests on livestreaming interactive discussions while receiving</text:span><text:span text:style-name="T8"><text:line-break/></text:span><text:span text:style-name="T1">donations in the sidebar. CrowdPublish.TV is a member of the ASU</text:span><text:span text:style-name="T8"><text:line-break/></text:span><text:span text:style-name="T1">Venture Devils program, thus we are inviting ASU departments, research</text:span><text:span text:style-name="T8"><text:line-break/></text:span><text:span text:style-name="T1">labs, and student organizations to try the platform.</text:span><text:span text:style-name="T8"><text:line-break/><text:line-break/></text:span><text:span text:style-name="T1">Could we obtain an email list for research centers and student</text:span><text:span text:style-name="T8"><text:line-break/></text:span><text:span text:style-name="T1">organizations within the DEPARTMENT so we can invite them to discuss</text:span><text:span text:style-name="T8"><text:line-break/></text:span><text:span text:style-name="T1">their important work on CrowdPublish.TV? If DEPARTMENT is interested</text:span><text:span text:style-name="T8"><text:line-break/></text:span><text:span text:style-name="T1">in hosting its own show, let us know &amp; we can set up a time to help</text:span><text:span text:style-name="T8"><text:line-break/></text:span><text:span text:style-name="T1">you get familiar with the platform.</text:span><text:span text:style-name="T8"><text:line-break/></text:span><text:soft-page-break/><text:span text:style-name="T8"><text:line-break/></text:span><text:span text:style-name="T1">Sincerely,</text:span><text:span text:style-name="T8"><text:line-break/></text:span><text:span text:style-name="T1">Tristan Soto</text:span><text:span text:style-name="T8"><text:line-break/></text:span><text:a xlink:type="simple" xlink:href="http://crowdpublish.tv/" office:target-frame-name="_blank" xlink:show="new" text:style-name="Internet_20_link" text:visited-style-name="Visited_20_Internet_20_Link">http://CrowdPublish.TV</text:a><text:span text:style-name="T8"><text:line-break/><text:line-break/><text:line-break/></text:span><text:span text:style-name="T1">Dear RESEARCH CENTER,</text:span><text:span text:style-name="T8"><text:line-break/><text:line-break/></text:span><text:span text:style-name="T1">CrowdPublish.TV is developing a platform for organizations to host &amp;</text:span><text:span text:style-name="T8"><text:line-break/></text:span><text:span text:style-name="T1">be guests on livestreaming interactive discussions while receiving</text:span><text:span text:style-name="T8"><text:line-break/></text:span><text:span text:style-name="T1">donations in the sidebar. CrowdPublish.TV is a member of the ASU</text:span><text:span text:style-name="T8"><text:line-break/></text:span><text:span text:style-name="T1">Venture Devils program, thus we are inviting ASU research centers to</text:span><text:span text:style-name="T8"><text:line-break/></text:span><text:span text:style-name="T1">try the platform.</text:span><text:span text:style-name="T8"><text:line-break/><text:line-break/></text:span><text:span text:style-name="T1">We invite the RESEARCH CENTER to be a guest on our show and possibly</text:span><text:span text:style-name="T8"><text:line-break/></text:span><text:span text:style-name="T1">host your own show to talk about the important work you are doing. Our</text:span><text:span text:style-name="T8"><text:line-break/></text:span><text:span text:style-name="T1">live discussions are every Friday at 1:00pm and 1:30pm. Would the</text:span><text:span text:style-name="T8"><text:line-break/></text:span><text:span text:style-name="T1">RESEARCH CENTER like to sign up to be a guest on one of our</text:span><text:span text:style-name="T8"><text:line-break/></text:span><text:span text:style-name="T1">livestreams in March? If you cannot join a livestream on Fridays, you</text:span><text:span text:style-name="T8"><text:line-break/></text:span><text:span text:style-name="T1">may suggest another time slot.</text:span><text:span text:style-name="T8"><text:line-break/><text:line-break/></text:span><text:span text:style-name="T1">Sincerely,</text:span><text:span text:style-name="T8"><text:line-break/></text:span><text:span text:style-name="T1">Tristan Soto</text:span><text:span text:style-name="T8"><text:line-break/></text:span><text:a xlink:type="simple" xlink:href="http://crowdpublish.tv/" office:target-frame-name="_blank" xlink:show="new" text:style-name="Internet_20_link" text:visited-style-name="Visited_20_Internet_20_Link">http://CrowdPublish.TV</text:a><text:span text:style-name="T8"><text:line-break/><text:line-break/><text:line-break/></text:span><text:span text:style-name="T1">Dear STUDENT ORGANIZATION,</text:span><text:span text:style-name="T8"><text:line-break/><text:line-break/></text:span><text:span text:style-name="T1">CrowdPublish.TV is developing a platform for organizations to host &amp;</text:span><text:span text:style-name="T8"><text:line-break/></text:span><text:span text:style-name="T1">be guests on livestreaming interactive discussions while receiving</text:span><text:span text:style-name="T8"><text:line-break/></text:span><text:span text:style-name="T1">donations in the sidebar. CrowdPublish.TV is a member of the ASU</text:span><text:span text:style-name="T8"><text:line-break/></text:span><text:span text:style-name="T1">Venture Devils program, thus we are inviting ASU student organizations</text:span><text:span text:style-name="T8"><text:line-break/></text:span><text:span text:style-name="T1">to try the platform.</text:span><text:span text:style-name="T8"><text:line-break/><text:line-break/></text:span><text:span text:style-name="T1">We invite STUDENT ORGANIZATION to be a guest on our show and possibly</text:span><text:span text:style-name="T8"><text:line-break/></text:span><text:span text:style-name="T1">host your own show to talk about topics you are interested in. Our</text:span><text:span text:style-name="T8"><text:line-break/></text:span><text:span text:style-name="T1">live discussions are every Friday at 1:00pm and 1:30pm. Would STUDENT</text:span><text:span text:style-name="T8"><text:line-break/></text:span><text:span text:style-name="T1">ORGANIZATION like to sign up to be a guest on one of our livestreams</text:span><text:span text:style-name="T8"><text:line-break/></text:span><text:span text:style-name="T1">in March? If you cannot join a livestream on Fridays, you may suggest</text:span><text:span text:style-name="T8"><text:line-break/></text:span><text:span text:style-name="T1">another time slot.</text:span><text:span text:style-name="T8"><text:line-break/><text:line-break/></text:span><text:span text:style-name="T1">Sincerely,</text:span><text:span text:style-name="T8"><text:line-break/></text:span><text:span text:style-name="T1">Tristan Soto</text:span><text:span text:style-name="T8"><text:line-break/></text:span><text:a xlink:type="simple" xlink:href="http://crowdpublish.tv/" office:target-frame-name="_blank" xlink:show="new" text:style-name="Internet_20_link" text:visited-style-name="Visited_20_Internet_20_Link">http://CrowdPublish.TV</text:a></text:p>
      <text:p text:style-name="P1"><text:line-break/></text:p>
      <text:p text:style-name="P1"><text:span text:style-name="T8"/></text:p>
      <text:p text:style-name="P1"><text:span text:style-name="T8"/></text:p>
      <text:p text:style-name="P3"><text:span text:style-name="T8">CASTING BLURB</text:span></text:p>
      <text:p text:style-name="P4"><text:span text:style-name="T1">Seeking talk show hosts for a variety of topics and a variety of</text:span><text:span text:style-name="T8"> </text:span><text:span text:style-name="T1">guests. Guests are typically <text:s/></text:span><text:span text:style-name="T4">a</text:span><text:span text:style-name="T1">nimal rescue organizations, university</text:span><text:span text:style-name="T8"> </text:span><text:span text:style-name="T1">research centers and student organizations, or spiritual</text:span><text:span text:style-name="T8"> </text:span><text:span text:style-name="T1">organizations. Shows will be livestreamed and recorded. </text:span></text:p>
      <text:p text:style-name="P4"><text:soft-page-break/><text:span text:style-name="T1"/></text:p>
      <text:p text:style-name="P4"><text:span text:style-name="T1">Current shows</text:span><text:span text:style-name="T8"> </text:span><text:span text:style-name="T1">are 7:00pm Wednesdays and 1:30pm Fridays. More shows will be added as</text:span><text:span text:style-name="T8"> </text:span><text:span text:style-name="T1">slots are booked. </text:span><text:span text:style-name="T5">You may set your own schedule.</text:span></text:p>
      <text:p text:style-name="P5"><text:span text:style-name="T1"/></text:p>
      <text:p text:style-name="P5"><text:span text:style-name="T1">Nonun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1:52:09.425531485</meta:creation-date>
    <dc:date>2019-02-12T14:54:10.796462790</dc:date>
    <meta:editing-duration>P1DT3H1M55S</meta:editing-duration>
    <meta:editing-cycles>11</meta:editing-cycles>
    <meta:generator>LibreOffice/6.0.7.3$Linux_X86_64 LibreOffice_project/00m0$Build-3</meta:generator>
    <meta:document-statistic meta:table-count="0" meta:image-count="0" meta:object-count="0" meta:page-count="3" meta:paragraph-count="9" meta:word-count="646" meta:character-count="4077" meta:non-whitespace-character-count="3414"/>
  </office:meta>
</office:document-meta>
</file>